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ofino" svg:font-family="Tofino, apple-system, BlinkMacSystemFont, 'Segoe UI', Roboto, Oxygen, Ubuntu, Cantarell, 'Open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4c7" officeooo:paragraph-rsid="000184c7"/>
    </style:style>
    <style:style style:name="P2" style:family="paragraph" style:parent-style-name="Standard">
      <style:text-properties officeooo:paragraph-rsid="000184c7"/>
    </style:style>
    <style:style style:name="P3" style:family="paragraph" style:parent-style-name="Standard">
      <style:text-properties fo:font-weight="bold" officeooo:rsid="000184c7" officeooo:paragraph-rsid="000184c7" style:font-weight-asian="bold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2pt"/>
    </style:style>
    <style:style style:name="T1" style:family="text">
      <style:text-properties officeooo:rsid="000184c7"/>
    </style:style>
    <style:style style:name="T2" style:family="text">
      <style:text-properties fo:font-variant="normal" fo:text-transform="none" fo:color="#333333" style:font-name="Tofino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Tofino" fo:font-size="12pt" fo:letter-spacing="normal" fo:font-style="normal" fo:font-weight="normal" officeooo:rsid="000184c7"/>
    </style:style>
    <style:style style:name="T4" style:family="text">
      <style:text-properties fo:font-variant="normal" fo:text-transform="none" fo:color="#333333" style:font-name="Tofino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Tofino" fo:font-size="12pt" fo:letter-spacing="normal" fo:font-style="normal" fo:font-weight="bold" officeooo:rsid="000184c7" style:font-weight-asian="bold" style:font-weight-complex="bold"/>
    </style:style>
    <style:style style:name="T6" style:family="text">
      <style:text-properties fo:font-weight="bold" officeooo:rsid="000184c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XIAOMI REDMI 7</text:p>
      <text:p text:style-name="P1"/>
      <text:p text:style-name="P2"><text:span text:style-name="T6">PROCESADOR</text:span><text:span text:style-name="T1">: </text:span><text:span text:style-name="T2">Snapdragon 632 Octa-core Kryo 250, 14nmGPU Adreno 506</text:span></text:p>
      <text:p text:style-name="P1"><text:span text:style-name="T4">RAM</text:span><text:span text:style-name="T2">: 3GB ram</text:span></text:p>
      <text:p text:style-name="P1"><text:span text:style-name="T4">ALMACENAMIENTO</text:span><text:span text:style-name="T2">: 16GB</text:span></text:p>
      <text:p text:style-name="P2"><text:span text:style-name="T5">SOFTWARE</text:span><text:span text:style-name="T3">: </text:span><text:span text:style-name="T2">Android 9 Pie + MIUI 10</text:span></text:p>
      <text:p text:style-name="P1"><text:span text:style-name="T4">CONETIVIDAD</text:span><text:span text:style-name="T2">: 4G DualSIM, WiFi b/g/n, Bluetooth 4.2, GPS, minijack, MicroUSB</text:span></text:p>
      <text:p text:style-name="P1"><text:span text:style-name="T2"/></text:p>
      <text:p text:style-name="P1"><text:span text:style-name="T2">El almacenamiento del móvil está repartido en 6gb reservados para el sistema y todo lo demás para uso person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ofino" svg:font-family="Tofino, apple-system, BlinkMacSystemFont, 'Segoe UI', Roboto, Oxygen, Ubuntu, Cantarell, 'Open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08:29:24.869889216</meta:creation-date>
    <dc:date>2021-09-23T08:38:11.722150885</dc:date>
    <meta:editing-duration>PT8M49S</meta:editing-duration>
    <meta:editing-cycles>1</meta:editing-cycles>
    <meta:document-statistic meta:table-count="0" meta:image-count="0" meta:object-count="0" meta:page-count="1" meta:paragraph-count="7" meta:word-count="53" meta:character-count="330" meta:non-whitespace-character-count="284"/>
    <meta:generator>LibreOffice/6.4.7.2$Linux_X86_64 LibreOffice_project/40$Build-2</meta:generator>
  </office:meta>
</office:document-meta>
</file>